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Resolver.resolve( EvaluationContext context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Resolver.BeanFactoryResolver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